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margin-left="0.4916in">
        <style:tab-stops/>
      </style:paragraph-properties>
    </style:style>
    <style:style style:name="P3" style:parent-style-name="Standard" style:family="paragraph">
      <style:paragraph-properties fo:margin-left="0.4916in">
        <style:tab-stops/>
      </style:paragraph-properties>
    </style:style>
  </office:automatic-styles>
  <office:body>
    <office:text text:use-soft-page-breaks="true">
      <text:p text:style-name="P1">Arbeitsbericht</text:p>
      <text:p text:style-name="Standard">19.12.2022</text:p>
      <text:p text:style-name="Standard"><text:tab/>8:19 Erstellen des Github Repositories</text:p>
      <text:p text:style-name="Standard"><text:tab/>8:50 Erstellen der Classes für die Figuren</text:p>
      <text:p text:style-name="Standard">27.12.2022</text:p>
      <text:p text:style-name="Standard"><text:tab/>Ausmachen wer welche Teile des Spiels übernimmt</text:p>
      <text:p text:style-name="Standard">5.1.2023</text:p>
      <text:p text:style-name="Standard"><text:tab/>15:06 Discord getroffen</text:p>
      <text:p text:style-name="Standard"><text:tab/>15:06 Daniel erklärt mir das wir Asyncio verwenden</text:p>
      <text:p text:style-name="Standard"><text:tab/>15:07 Einlesen in asyncio</text:p>
      <text:p text:style-name="Standard"><text:tab/>16:03 Dokumentation von asyncio</text:p>
      <text:p text:style-name="Standard"><text:tab/>16:05 Aufsetzen eines Servers und Client mit asyncio</text:p>
      <text:p text:style-name="Standard"><text:tab/>18:33 Daniel sagt das es mit asyncio nicht funktioniert</text:p>
      <text:p text:style-name="Standard"><text:tab/>18:35 Angefangen mit dem Aufsetzen von Server und Client ohne asyncio</text:p>
      <text:p text:style-name="Standard">6.1.2023</text:p>
      <text:p text:style-name="Standard"><text:tab/>13:54 Weiter gemacht mit Server und Client</text:p>
      <text:p text:style-name="Standard"><text:tab/>14:23 Fertigstellung des Servers und des Clients</text:p>
      <text:p text:style-name="P2">14:40 Mit Daniel nochmal über den Code angeschaut und er hat mir noch ein paar Tipps gegeben</text:p>
      <text:p text:style-name="P3">15:00 Fertigstellung der Dokumentation</text:p>
      <text:p text:style-name="Standard">28.01.2023</text:p>
      <text:p text:style-name="Standard"><text:tab/>12:32 Suchen der Sounds</text:p>
      <text:p text:style-name="Standard"><text:tab/>12:40 Erstellen der Soundfunktionen</text:p>
      <text:p text:style-name="Standard"><text:tab/></text:p>
      <text:p text:style-name="Standard">Was ist asyncio?</text:p>
      <text:p text:style-name="Standard">asyncio ist eine Bibliothek zum Schreiben von nebenläufigem Code mit async/await<text:s/></text:p>
      <text:p text:style-name="Standard">Für was wird asyncio verwendet?</text:p>
      <text:p text:style-name="Standard">asyncio wird als Grundlage für mehrere asynchrone Python-Frameworks verwendet, die leistungsstarke Netzwerk- und Webserver, Datenbankverbindungsbibliotheken, verteilte Aufgabenwarteschlangen usw. bereitstellen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chmid Thomas, SchülerIn</meta:initial-creator>
    <dc:creator>Schmid Thomas, SchülerIn</dc:creator>
    <meta:creation-date>2023-01-22T12:59:00Z</meta:creation-date>
    <dc:date>2023-01-30T08:05:00Z</dc:date>
    <meta:template xlink:href="Normal.dotm" xlink:type="simple"/>
    <meta:editing-cycles>3</meta:editing-cycles>
    <meta:editing-duration>PT0S</meta:editing-duration>
    <meta:document-statistic meta:page-count="1" meta:paragraph-count="2" meta:word-count="157" meta:character-count="1148" meta:row-count="8" meta:non-whitespace-character-count="993"/>
  </office:meta>
</office:document-meta>
</file>